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2778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6H48M27.000S" table:style-name="ce9">
            <text:p>16:48:27</text:p>
          </table:table-cell>
          <table:table-cell office:value-type="string" table:style-name="ce12">
            <text:p>Last</text:p>
          </table:table-cell>
          <table:table-cell office:value-type="time" office:time-value="PT16H49M57.000S" table:style-name="ce9">
            <text:p>16:49:5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0.975000000000001" table:style-name="ce14">
            <text:p>51.0</text:p>
          </table:table-cell>
          <table:table-cell office:value-type="float" office:value="8.5249999999999986" table:style-name="ce14">
            <text:p>8.5</text:p>
          </table:table-cell>
          <table:table-cell office:value-type="float" office:value="0" table:style-name="ce14">
            <text:p>0.0</text:p>
          </table:table-cell>
          <table:table-cell office:value-type="float" office:value="40.549999999999997" table:style-name="ce14">
            <text:p>40.6</text:p>
          </table:table-cell>
          <table:table-cell office:value-type="float" office:value="59.5" table:style-name="ce14">
            <text:p>59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5.4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.099999999999994" table:style-name="ce14">
            <text:p>80.1</text:p>
          </table:table-cell>
          <table:table-cell office:value-type="float" office:value="13.5" table:style-name="ce14">
            <text:p>13.5</text:p>
          </table:table-cell>
          <table:table-cell office:value-type="float" office:value="0" table:style-name="ce14">
            <text:p>0.0</text:p>
          </table:table-cell>
          <table:table-cell office:value-type="float" office:value="97.6" table:style-name="ce14">
            <text:p>97.6</text:p>
          </table:table-cell>
          <table:table-cell office:value-type="float" office:value="93.4" table:style-name="ce14">
            <text:p>93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6632H49M57.000S" table:style-name="ce9">
            <text:p>16:49:5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713585090730748" table:style-name="ce14">
            <text:p>1.6</text:p>
          </table:table-cell>
          <table:table-cell office:value-type="float" office:value="1.583577712609971" table:style-name="ce14">
            <text:p>1.6</text:p>
          </table:table-cell>
          <table:table-cell office:value-type="float" office:value="0" table:style-name="ce14">
            <text:p>0.0</text:p>
          </table:table-cell>
          <table:table-cell office:value-type="float" office:value="2.4069050554870532" table:style-name="ce14">
            <text:p>2.4</text:p>
          </table:table-cell>
          <table:table-cell office:value-type="float" office:value="1.5697478991596641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09.63799999999999" table:style-name="ce13">
            <text:p>1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7-19T00:00:00" table:style-name="ce5">
            <text:p>19-Jul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6M48.260S" table:style-name="ce6">
            <text:p>00:16: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38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5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455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05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1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126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09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517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0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0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321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3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519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40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4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8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039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09839 0 22712 3315326 8589 0 1392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53853 0 6176 820699 3018 0 787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56563 0 6391 826227 2026 0 234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51895 0 5165 833403 185 0 196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7526 0 4978 834996 3358 0 174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319397 49 1643 0 0 0 0 2 0 1 0 0 0 635 0 22386 66 0 0 0 0 0 0 0 22 0 0 0 0 0 0 0 0 51105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6498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2687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6142816 0 919769 156585 14287075 22426 0 1056 225161 840 529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813817375 14123732 <text:s text:c="3"/>0 <text:s text:c="3"/>0 <text:s text:c="3"/>0 <text:s text:c="4"/>0 <text:s text:c="9"/>0 <text:s text:c="8"/>0 2813817375 1412373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8301977 <text:s/>300508 <text:s text:c="3"/>0 <text:s/>114 <text:s text:c="3"/>0 <text:s text:c="4"/>0 <text:s text:c="9"/>0 <text:s text:c="8"/>0 455182530 <text:s/>41555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352 7354 717694 268660 10029 302772 2509296 2716752 0 106200 29913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249 7324 716642 267988 10029 302772 2509296 2716752 0 106012 2990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4 0 0 0 0 0 84 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508 0 0 0 0 0 508 5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52 153915 21 21 6 53 68 48 20 0 1 0 4 2932736 414 4294967295 13946880 14046716 0 0 0 0 0 4096 536946211 4294967295 0 0 0 0 0 0 14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00508 errors:0 dropped:114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1555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8301977 (48.3 MB) <text:s/>TX bytes:455182530 (455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12373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412373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813817375 (2.8 GB) <text:s/>TX bytes:2813817375 (2.8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3 <text:s text:c="5"/>2847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26389in" svg:width="13.02778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6.69444in" svg:width="13.02778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1.5" table:style-name="ce1">
            <text:p>1.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42.4" table:style-name="ce1">
            <text:p>42.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0.6" table:style-name="ce1">
            <text:p>50.6</text:p>
          </table:table-cell>
          <table:table-cell office:value-type="float" office:value="49.4" table:style-name="ce1">
            <text:p>49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93.4" table:style-name="ce1">
            <text:p>9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92.8" table:style-name="ce1">
            <text:p>9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975000000000001" table:style-name="ce1">
            <text:p>50.975</text:p>
          </table:table-cell>
          <table:table-cell office:value-type="float" office:value="8.5249999999999986" table:style-name="ce1">
            <text:p>8.525</text:p>
          </table:table-cell>
          <table:table-cell office:value-type="float" office:value="0" table:style-name="ce1">
            <text:p>0</text:p>
          </table:table-cell>
          <table:table-cell office:value-type="float" office:value="40.549999999999997" table:style-name="ce1">
            <text:p>40.55</text:p>
          </table:table-cell>
          <table:table-cell office:value-type="float" office:value="59.5" table:style-name="ce1">
            <text:p>59.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2778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1.3" table:style-name="ce11">
            <text:p>51.3</text:p>
          </table:table-cell>
          <table:table-cell office:value-type="float" office:value="8.1999999999999993" table:style-name="ce11">
            <text:p>8.2</text:p>
          </table:table-cell>
          <table:table-cell office:value-type="float" office:value="7.4999999999999997E-2" table:style-name="ce11">
            <text:p>0.1</text:p>
          </table:table-cell>
          <table:table-cell office:value-type="float" office:value="40.449999999999996" table:style-name="ce11">
            <text:p>4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2.074999999999996" table:style-name="ce11">
            <text:p>52.1</text:p>
          </table:table-cell>
          <table:table-cell office:value-type="float" office:value="8.5749999999999993" table:style-name="ce11">
            <text:p>8.6</text:p>
          </table:table-cell>
          <table:table-cell office:value-type="float" office:value="7.5000000000000011E-2" table:style-name="ce11">
            <text:p>0.1</text:p>
          </table:table-cell>
          <table:table-cell office:value-type="float" office:value="39.25" table:style-name="ce11">
            <text:p>3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2.775000000000006" table:style-name="ce11">
            <text:p>52.8</text:p>
          </table:table-cell>
          <table:table-cell office:value-type="float" office:value="8.8000000000000007" table:style-name="ce11">
            <text:p>8.8</text:p>
          </table:table-cell>
          <table:table-cell office:value-type="float" office:value="0" table:style-name="ce11">
            <text:p>0.0</text:p>
          </table:table-cell>
          <table:table-cell office:value-type="float" office:value="38.424999999999997" table:style-name="ce11">
            <text:p>3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2.125" table:style-name="ce11">
            <text:p>52.1</text:p>
          </table:table-cell>
          <table:table-cell office:value-type="float" office:value="8.25" table:style-name="ce11">
            <text:p>8.3</text:p>
          </table:table-cell>
          <table:table-cell office:value-type="float" office:value="0.1" table:style-name="ce11">
            <text:p>0.1</text:p>
          </table:table-cell>
          <table:table-cell office:value-type="float" office:value="39.524999999999999" table:style-name="ce11">
            <text:p>39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26389in" svg:width="13.02778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6.69444in" svg:width="13.02778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0" table:style-name="ce1">
            <text:p>0</text:p>
          </table:table-cell>
          <table:table-cell office:value-type="float" office:value="67.8" table:style-name="ce1">
            <text:p>67.8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0" table:style-name="ce1">
            <text:p>0</text:p>
          </table:table-cell>
          <table:table-cell office:value-type="float" office:value="1289.5999999999999" table:style-name="ce1">
            <text:p>1289.6</text:p>
          </table:table-cell>
          <table:table-cell office:value-type="float" office:value="11.2" table:style-name="ce1">
            <text:p>11.2</text:p>
          </table:table-cell>
          <table:table-cell table:number-columns-repeated="16380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0" table:style-name="ce1">
            <text:p>0</text:p>
          </table:table-cell>
          <table:table-cell office:value-type="float" office:value="2297.1999999999998" table:style-name="ce1">
            <text:p>2297.2</text:p>
          </table:table-cell>
          <table:table-cell office:value-type="float" office:value="15.4" table:style-name="ce1">
            <text:p>15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913.64999999999986" table:formula="msoxl:=AVERAGE(C2:C5)" table:style-name="ce8">
            <text:p>913.7</text:p>
          </table:table-cell>
          <table:table-cell office:value-type="float" office:value="7" table:formula="msoxl:=AVERAGE(D2:D5)" table:style-name="ce8">
            <text:p>7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986.63808624746912" table:formula="msoxl:=IF(C7=0,0,MAX(SUMPRODUCT(C2:C5,C2:C5)/SUM(C2:C5)-C7,0))" table:style-name="ce8">
            <text:p>986.6</text:p>
          </table:table-cell>
          <table:table-cell office:value-type="float" office:value="6.02" table:formula="msoxl:=IF(D7=0,0,MAX(SUMPRODUCT(D2:D5,D2:D5)/SUM(D2:D5)-D7,0))" table:style-name="ce8">
            <text:p>6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396.91191375253084" table:formula="msoxl:=ABS(MAX(C2:C5)-C7-C8)" table:style-name="ce8">
            <text:p>396.9</text:p>
          </table:table-cell>
          <table:table-cell office:value-type="float" office:value="2.3800000000000008" table:formula="msoxl:=ABS(MAX(D2:D5)-D7-D8)" table:style-name="ce8">
            <text:p>2.4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26389in" svg:width="13.02778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6.69444in" svg:width="13.02778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48.4" table:style-name="ce1">
            <text:p>48.4</text:p>
          </table:table-cell>
          <table:table-cell office:value-type="float" office:value="48.4" table:style-name="ce1">
            <text:p>4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6.8" table:style-name="ce1">
            <text:p>96.8</text:p>
          </table:table-cell>
          <table:table-cell table:number-columns-repeated="1612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114.5" table:style-name="ce1">
            <text:p>114.5</text:p>
          </table:table-cell>
          <table:table-cell office:value-type="float" office:value="114.5" table:style-name="ce1">
            <text:p>1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9" table:style-name="ce1">
            <text:p>229</text:p>
          </table:table-cell>
          <table:table-cell table:number-columns-repeated="1612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149.19999999999999" table:style-name="ce1">
            <text:p>149.2</text:p>
          </table:table-cell>
          <table:table-cell office:value-type="float" office:value="149.19999999999999" table:style-name="ce1">
            <text:p>14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8.39999999999998" table:style-name="ce1">
            <text:p>298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8.025000000000006" table:formula="msoxl:=AVERAGE(B2:B5)" table:style-name="ce8">
            <text:p>78.0</text:p>
          </table:table-cell>
          <table:table-cell office:value-type="float" office:value="78.025000000000006" table:formula="msoxl:=AVERAGE(C2:C5)" table:style-name="ce8">
            <text:p>78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2.812712271707767" table:formula="msoxl:=IF(B7=0,0,MAX(SUMPRODUCT(B2:B5,B2:B5)/SUM(B2:B5)-B7,0))" table:style-name="ce8">
            <text:p>42.8</text:p>
          </table:table-cell>
          <table:table-cell office:value-type="float" office:value="42.812712271707767" table:formula="msoxl:=IF(C7=0,0,MAX(SUMPRODUCT(C2:C5,C2:C5)/SUM(C2:C5)-C7,0))" table:style-name="ce8">
            <text:p>42.8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8.362287728292216" table:formula="msoxl:=ABS(MAX(B2:B5)-B7-B8)" table:style-name="ce8">
            <text:p>28.4</text:p>
          </table:table-cell>
          <table:table-cell office:value-type="float" office:value="28.362287728292216" table:formula="msoxl:=ABS(MAX(C2:C5)-C7-C8)" table:style-name="ce8">
            <text:p>28.4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0.83771227170777" table:formula="msoxl:=B7+ B8" table:style-name="ce8">
            <text:p>120.8</text:p>
          </table:table-cell>
          <table:table-cell office:value-type="float" office:value="120.83771227170777" table:formula="msoxl:=C7+ C8" table:style-name="ce8">
            <text:p>120.8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26389in" svg:width="13.02778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6.69444in" svg:width="13.02778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3250000000000002" table:formula="msoxl:=AVERAGE(B2:B5)" table:style-name="ce8">
            <text:p>1.3</text:p>
          </table:table-cell>
          <table:table-cell office:value-type="float" office:value="1.3250000000000002" table:formula="msoxl:=AVERAGE(C2:C5)" table:style-name="ce8">
            <text:p>1.3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316037735849052" table:formula="msoxl:=IF(B7=0,0,MAX(SUMPRODUCT(B2:B5,B2:B5)/SUM(B2:B5)-B7,0))" table:style-name="ce8">
            <text:p>1.2</text:p>
          </table:table-cell>
          <table:table-cell office:value-type="float" office:value="1.2316037735849052" table:formula="msoxl:=IF(C7=0,0,MAX(SUMPRODUCT(C2:C5,C2:C5)/SUM(C2:C5)-C7,0))" table:style-name="ce8">
            <text:p>1.2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4339622641509475" table:formula="msoxl:=ABS(MAX(B2:B5)-B7-B8)" table:style-name="ce8">
            <text:p>0.1</text:p>
          </table:table-cell>
          <table:table-cell office:value-type="float" office:value="0.14339622641509475" table:formula="msoxl:=ABS(MAX(C2:C5)-C7-C8)" table:style-name="ce8">
            <text:p>0.1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5566037735849054" table:formula="msoxl:=B7+ B8" table:style-name="ce8">
            <text:p>2.6</text:p>
          </table:table-cell>
          <table:table-cell office:value-type="float" office:value="2.5566037735849054" table:formula="msoxl:=C7+ C8" table:style-name="ce8">
            <text:p>2.6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26389in" svg:width="13.02778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6.69444in" svg:width="13.02778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7+ B8" table:style-name="ce8">
            <text:p>0.0</text:p>
          </table:table-cell>
          <table:table-cell office:value-type="float" office:value="0" table:formula="msoxl:=C7+ C8" table:style-name="ce8">
            <text:p>0.0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26389in" svg:width="13.02778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6.69444in" svg:width="13.02778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33.9" table:style-name="ce1">
            <text:p>33.9</text:p>
          </table:table-cell>
          <table:table-cell office:value-type="float" office:value="33.9" table:style-name="ce1">
            <text:p>3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7.8" table:style-name="ce1">
            <text:p>67.8</text:p>
          </table:table-cell>
          <table:table-cell table:number-columns-repeated="1612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644.79999999999995" table:style-name="ce1">
            <text:p>644.8</text:p>
          </table:table-cell>
          <table:table-cell office:value-type="float" office:value="644.79999999999995" table:style-name="ce1">
            <text:p>64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89.5999999999999" table:style-name="ce1">
            <text:p>1289.6</text:p>
          </table:table-cell>
          <table:table-cell table:number-columns-repeated="1612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1148.5999999999999" table:style-name="ce1">
            <text:p>1148.6</text:p>
          </table:table-cell>
          <table:table-cell office:value-type="float" office:value="1148.5999999999999" table:style-name="ce1">
            <text:p>114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97.1999999999998" table:style-name="ce1">
            <text:p>2297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56.82499999999993" table:formula="msoxl:=AVERAGE(B2:B5)" table:style-name="ce8">
            <text:p>456.8</text:p>
          </table:table-cell>
          <table:table-cell office:value-type="float" office:value="456.82499999999993" table:formula="msoxl:=AVERAGE(C2:C5)" table:style-name="ce8">
            <text:p>456.8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93.31904312373456" table:formula="msoxl:=IF(B7=0,0,MAX(SUMPRODUCT(B2:B5,B2:B5)/SUM(B2:B5)-B7,0))" table:style-name="ce8">
            <text:p>493.3</text:p>
          </table:table-cell>
          <table:table-cell office:value-type="float" office:value="493.31904312373456" table:formula="msoxl:=IF(C7=0,0,MAX(SUMPRODUCT(C2:C5,C2:C5)/SUM(C2:C5)-C7,0))" table:style-name="ce8">
            <text:p>493.3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8.45595687626542" table:formula="msoxl:=ABS(MAX(B2:B5)-B7-B8)" table:style-name="ce8">
            <text:p>198.5</text:p>
          </table:table-cell>
          <table:table-cell office:value-type="float" office:value="198.45595687626542" table:formula="msoxl:=ABS(MAX(C2:C5)-C7-C8)" table:style-name="ce8">
            <text:p>198.5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50.14404312373449" table:formula="msoxl:=B7+ B8" table:style-name="ce8">
            <text:p>950.1</text:p>
          </table:table-cell>
          <table:table-cell office:value-type="float" office:value="950.14404312373449" table:formula="msoxl:=C7+ C8" table:style-name="ce8">
            <text:p>950.1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26389in" svg:width="13.02778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6.69444in" svg:width="13.02778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7.7" table:style-name="ce1">
            <text:p>7.7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4" table:style-name="ce1">
            <text:p>1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5" table:formula="msoxl:=AVERAGE(B2:B5)" table:style-name="ce8">
            <text:p>3.5</text:p>
          </table:table-cell>
          <table:table-cell office:value-type="float" office:value="3.5" table:formula="msoxl:=AVERAGE(C2:C5)" table:style-name="ce8">
            <text:p>3.5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01" table:formula="msoxl:=IF(B7=0,0,MAX(SUMPRODUCT(B2:B5,B2:B5)/SUM(B2:B5)-B7,0))" table:style-name="ce8">
            <text:p>3.0</text:p>
          </table:table-cell>
          <table:table-cell office:value-type="float" office:value="3.01" table:formula="msoxl:=IF(C7=0,0,MAX(SUMPRODUCT(C2:C5,C2:C5)/SUM(C2:C5)-C7,0))" table:style-name="ce8">
            <text:p>3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900000000000004" table:formula="msoxl:=ABS(MAX(B2:B5)-B7-B8)" table:style-name="ce8">
            <text:p>1.2</text:p>
          </table:table-cell>
          <table:table-cell office:value-type="float" office:value="1.1900000000000004" table:formula="msoxl:=ABS(MAX(C2:C5)-C7-C8)" table:style-name="ce8">
            <text:p>1.2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51" table:formula="msoxl:=B7+ B8" table:style-name="ce8">
            <text:p>6.5</text:p>
          </table:table-cell>
          <table:table-cell office:value-type="float" office:value="6.51" table:formula="msoxl:=C7+ C8" table:style-name="ce8">
            <text:p>6.5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26389in" svg:width="13.02778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975000000000001" table:formula="msoxl:=AVERAGE(B2:B5)" table:style-name="ce8">
            <text:p>58.0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048296679575401E-4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2479517033204246" table:formula="msoxl:=ABS(MAX(B2:B5)-B7-B8)" table:style-name="ce8">
            <text:p>0.1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26389in" svg:width="13.02778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6.69444in" svg:width="13.02778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34.7" table:style-name="ce1">
            <text:p>4634.7</text:p>
          </table:table-cell>
          <table:table-cell office:value-type="float" office:value="3937.9" table:style-name="ce1">
            <text:p>3937.9</text:p>
          </table:table-cell>
          <table:table-cell office:value-type="float" office:value="696.7" table:style-name="ce1">
            <text:p>696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2" table:style-name="ce1">
            <text:p>714.2</text:p>
          </table:table-cell>
          <table:table-cell office:value-type="float" office:value="2161" table:style-name="ce1">
            <text:p>2161</text:p>
          </table:table-cell>
          <table:table-cell office:value-type="float" office:value="-1" table:style-name="ce1">
            <text:p>-1</text:p>
          </table:table-cell>
          <table:table-cell office:value-type="float" office:value="49.4" table:style-name="ce1">
            <text:p>49.4</text:p>
          </table:table-cell>
          <table:table-cell office:value-type="float" office:value="0" table:style-name="ce1">
            <text:p>0</text:p>
          </table:table-cell>
          <table:table-cell office:value-type="float" office:value="215.8" table:style-name="ce1">
            <text:p>215.8</text:p>
          </table:table-cell>
          <table:table-cell table:number-columns-repeated="1636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3.3999999999996" table:style-name="ce1">
            <text:p>4613.4</text:p>
          </table:table-cell>
          <table:table-cell office:value-type="float" office:value="3918.7" table:style-name="ce1">
            <text:p>3918.7</text:p>
          </table:table-cell>
          <table:table-cell office:value-type="float" office:value="694.8" table:style-name="ce1">
            <text:p>694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9" table:style-name="ce1">
            <text:p>731.9</text:p>
          </table:table-cell>
          <table:table-cell office:value-type="float" office:value="2166.1" table:style-name="ce1">
            <text:p>2166.1</text:p>
          </table:table-cell>
          <table:table-cell office:value-type="float" office:value="-1" table:style-name="ce1">
            <text:p>-1</text:p>
          </table:table-cell>
          <table:table-cell office:value-type="float" office:value="49.5" table:style-name="ce1">
            <text:p>49.5</text:p>
          </table:table-cell>
          <table:table-cell office:value-type="float" office:value="0" table:style-name="ce1">
            <text:p>0</text:p>
          </table:table-cell>
          <table:table-cell office:value-type="float" office:value="230.3" table:style-name="ce1">
            <text:p>230.3</text:p>
          </table:table-cell>
          <table:table-cell table:number-columns-repeated="1636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3.8999999999996" table:style-name="ce1">
            <text:p>4603.9</text:p>
          </table:table-cell>
          <table:table-cell office:value-type="float" office:value="3908.6" table:style-name="ce1">
            <text:p>3908.6</text:p>
          </table:table-cell>
          <table:table-cell office:value-type="float" office:value="695.3" table:style-name="ce1">
            <text:p>69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.7" table:style-name="ce1">
            <text:p>733.7</text:p>
          </table:table-cell>
          <table:table-cell office:value-type="float" office:value="2174.4" table:style-name="ce1">
            <text:p>2174.4</text:p>
          </table:table-cell>
          <table:table-cell office:value-type="float" office:value="-1" table:style-name="ce1">
            <text:p>-1</text:p>
          </table:table-cell>
          <table:table-cell office:value-type="float" office:value="49.5" table:style-name="ce1">
            <text:p>49.5</text:p>
          </table:table-cell>
          <table:table-cell office:value-type="float" office:value="0" table:style-name="ce1">
            <text:p>0</text:p>
          </table:table-cell>
          <table:table-cell office:value-type="float" office:value="231.7" table:style-name="ce1">
            <text:p>231.7</text:p>
          </table:table-cell>
          <table:table-cell table:number-columns-repeated="1636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8.2" table:style-name="ce1">
            <text:p>4548.2</text:p>
          </table:table-cell>
          <table:table-cell office:value-type="float" office:value="3853" table:style-name="ce1">
            <text:p>3853</text:p>
          </table:table-cell>
          <table:table-cell office:value-type="float" office:value="695.1" table:style-name="ce1">
            <text:p>69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.2" table:style-name="ce1">
            <text:p>733.2</text:p>
          </table:table-cell>
          <table:table-cell office:value-type="float" office:value="2238.5" table:style-name="ce1">
            <text:p>2238.5</text:p>
          </table:table-cell>
          <table:table-cell office:value-type="float" office:value="-1" table:style-name="ce1">
            <text:p>-1</text:p>
          </table:table-cell>
          <table:table-cell office:value-type="float" office:value="49.6" table:style-name="ce1">
            <text:p>49.6</text:p>
          </table:table-cell>
          <table:table-cell office:value-type="float" office:value="0" table:style-name="ce1">
            <text:p>0</text:p>
          </table:table-cell>
          <table:table-cell office:value-type="float" office:value="222.4" table:style-name="ce1">
            <text:p>222.4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26389in" svg:width="13.02778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6.69444in" svg:width="13.02778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125in" svg:width="13.02778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3621" table:style-name="ce1">
            <text:p>3621</text:p>
          </table:table-cell>
          <table:table-cell office:value-type="float" office:value="312.2" table:style-name="ce1">
            <text:p>312.2</text:p>
          </table:table-cell>
          <table:table-cell office:value-type="float" office:value="3621" table:style-name="ce1">
            <text:p>3621</text:p>
          </table:table-cell>
          <table:table-cell office:value-type="float" office:value="691.9" table:style-name="ce1">
            <text:p>691.9</text:p>
          </table:table-cell>
          <table:table-cell office:value-type="float" office:value="7242" table:style-name="ce1">
            <text:p>7242</text:p>
          </table:table-cell>
          <table:table-cell office:value-type="float" office:value="1004.0999999999999" table:style-name="ce1">
            <text:p>1004.1</text:p>
          </table:table-cell>
          <table:table-cell office:value-type="float" office:value="3933.2" table:style-name="ce1">
            <text:p>3933.2</text:p>
          </table:table-cell>
          <table:table-cell office:value-type="float" office:value="-4312.8999999999996" table:style-name="ce1">
            <text:p>-4312.9</text:p>
          </table:table-cell>
          <table:table-cell table:number-columns-repeated="16375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9705.6" table:style-name="ce1">
            <text:p>9705.6</text:p>
          </table:table-cell>
          <table:table-cell office:value-type="float" office:value="19.8" table:style-name="ce1">
            <text:p>19.8</text:p>
          </table:table-cell>
          <table:table-cell office:value-type="float" office:value="9705.6" table:style-name="ce1">
            <text:p>9705.6</text:p>
          </table:table-cell>
          <table:table-cell office:value-type="float" office:value="223.3" table:style-name="ce1">
            <text:p>223.3</text:p>
          </table:table-cell>
          <table:table-cell office:value-type="float" office:value="19411.2" table:style-name="ce1">
            <text:p>19411.2</text:p>
          </table:table-cell>
          <table:table-cell office:value-type="float" office:value="243.10000000000002" table:style-name="ce1">
            <text:p>243.1</text:p>
          </table:table-cell>
          <table:table-cell office:value-type="float" office:value="9725.4" table:style-name="ce1">
            <text:p>9725.4</text:p>
          </table:table-cell>
          <table:table-cell office:value-type="float" office:value="-9928.9" table:style-name="ce1">
            <text:p>-9928.9</text:p>
          </table:table-cell>
          <table:table-cell table:number-columns-repeated="16375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8334.1" table:style-name="ce1">
            <text:p>8334.1</text:p>
          </table:table-cell>
          <table:table-cell office:value-type="float" office:value="83.6" table:style-name="ce1">
            <text:p>83.6</text:p>
          </table:table-cell>
          <table:table-cell office:value-type="float" office:value="8334.1" table:style-name="ce1">
            <text:p>8334.1</text:p>
          </table:table-cell>
          <table:table-cell office:value-type="float" office:value="1879.6" table:style-name="ce1">
            <text:p>1879.6</text:p>
          </table:table-cell>
          <table:table-cell office:value-type="float" office:value="16668.2" table:style-name="ce1">
            <text:p>16668.2</text:p>
          </table:table-cell>
          <table:table-cell office:value-type="float" office:value="1963.1999999999998" table:style-name="ce1">
            <text:p>1963.2</text:p>
          </table:table-cell>
          <table:table-cell office:value-type="float" office:value="8417.7000000000007" table:style-name="ce1">
            <text:p>8417.7</text:p>
          </table:table-cell>
          <table:table-cell office:value-type="float" office:value="-10213.700000000001" table:style-name="ce1">
            <text:p>-10213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415.1750000000002" table:formula="msoxl:=AVERAGE(B2:B5)" table:style-name="ce8">
            <text:p>5415.2</text:p>
          </table:table-cell>
          <table:table-cell office:value-type="float" office:value="104" table:formula="msoxl:=AVERAGE(C2:C5)" table:style-name="ce8">
            <text:p>104.0</text:p>
          </table:table-cell>
          <table:table-cell office:value-type="float" office:value="5415.1750000000002" table:formula="msoxl:=AVERAGE(D2:D5)" table:style-name="ce8">
            <text:p>5415.2</text:p>
          </table:table-cell>
          <table:table-cell office:value-type="float" office:value="698.75" table:formula="msoxl:=AVERAGE(E2:E5)" table:style-name="ce8">
            <text:p>698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745.5739679465578" table:formula="msoxl:=IF(B7=0,0,MAX(SUMPRODUCT(B2:B5,B2:B5)/SUM(B2:B5)-B7,0))" table:style-name="ce8">
            <text:p>2745.6</text:p>
          </table:table-cell>
          <table:table-cell office:value-type="float" office:value="148.04326923076923" table:formula="msoxl:=IF(C7=0,0,MAX(SUMPRODUCT(C2:C5,C2:C5)/SUM(C2:C5)-C7,0))" table:style-name="ce8">
            <text:p>148.0</text:p>
          </table:table-cell>
          <table:table-cell office:value-type="float" office:value="2745.5739679465578" table:formula="msoxl:=IF(D7=0,0,MAX(SUMPRODUCT(D2:D5,D2:D5)/SUM(D2:D5)-D7,0))" table:style-name="ce8">
            <text:p>2745.6</text:p>
          </table:table-cell>
          <table:table-cell office:value-type="float" office:value="754.37511627906974" table:formula="msoxl:=IF(E7=0,0,MAX(SUMPRODUCT(E2:E5,E2:E5)/SUM(E2:E5)-E7,0))" table:style-name="ce8">
            <text:p>754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544.8510320534424" table:formula="msoxl:=ABS(MAX(B2:B5)-B7-B8)" table:style-name="ce8">
            <text:p>1544.9</text:p>
          </table:table-cell>
          <table:table-cell office:value-type="float" office:value="60.156730769230762" table:formula="msoxl:=ABS(MAX(C2:C5)-C7-C8)" table:style-name="ce8">
            <text:p>60.2</text:p>
          </table:table-cell>
          <table:table-cell office:value-type="float" office:value="1544.8510320534424" table:formula="msoxl:=ABS(MAX(D2:D5)-D7-D8)" table:style-name="ce8">
            <text:p>1544.9</text:p>
          </table:table-cell>
          <table:table-cell office:value-type="float" office:value="426.47488372093017" table:formula="msoxl:=ABS(MAX(E2:E5)-E7-E8)" table:style-name="ce8">
            <text:p>426.5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26389in" svg:width="13.02778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6.69444in" svg:width="13.02778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10997.7" table:style-name="ce1">
            <text:p>10997.7</text:p>
          </table:table-cell>
          <table:table-cell office:value-type="float" office:value="1046.2" table:style-name="ce1">
            <text:p>1046.2</text:p>
          </table:table-cell>
          <table:table-cell office:value-type="float" office:value="10997.7" table:style-name="ce1">
            <text:p>10997.7</text:p>
          </table:table-cell>
          <table:table-cell office:value-type="float" office:value="1390.4" table:style-name="ce1">
            <text:p>1390.4</text:p>
          </table:table-cell>
          <table:table-cell table:number-columns-repeated="16379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32639.5" table:style-name="ce1">
            <text:p>32639.5</text:p>
          </table:table-cell>
          <table:table-cell office:value-type="float" office:value="100.5" table:style-name="ce1">
            <text:p>100.5</text:p>
          </table:table-cell>
          <table:table-cell office:value-type="float" office:value="32639.5" table:style-name="ce1">
            <text:p>32639.5</text:p>
          </table:table-cell>
          <table:table-cell office:value-type="float" office:value="192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28052.3" table:style-name="ce1">
            <text:p>28052.3</text:p>
          </table:table-cell>
          <table:table-cell office:value-type="float" office:value="624.5" table:style-name="ce1">
            <text:p>624.5</text:p>
          </table:table-cell>
          <table:table-cell office:value-type="float" office:value="28052.3" table:style-name="ce1">
            <text:p>28052.3</text:p>
          </table:table-cell>
          <table:table-cell office:value-type="float" office:value="1494.6" table:style-name="ce1">
            <text:p>1494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922.375" table:formula="msoxl:=AVERAGE(B2:B5)" table:style-name="ce8">
            <text:p>17922.4</text:p>
          </table:table-cell>
          <table:table-cell office:value-type="float" office:value="444.85" table:formula="msoxl:=AVERAGE(C2:C5)" table:style-name="ce8">
            <text:p>444.9</text:p>
          </table:table-cell>
          <table:table-cell office:value-type="float" office:value="17922.375" table:formula="msoxl:=AVERAGE(D2:D5)" table:style-name="ce8">
            <text:p>17922.4</text:p>
          </table:table-cell>
          <table:table-cell office:value-type="float" office:value="769.47500000000002" table:formula="msoxl:=AVERAGE(E2:E5)" table:style-name="ce8">
            <text:p>76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602.12859996931" table:formula="msoxl:=IF(B7=0,0,MAX(SUMPRODUCT(B2:B5,B2:B5)/SUM(B2:B5)-B7,0))" table:style-name="ce8">
            <text:p>9602.1</text:p>
          </table:table-cell>
          <table:table-cell office:value-type="float" office:value="395.1534730808138" table:formula="msoxl:=IF(C7=0,0,MAX(SUMPRODUCT(C2:C5,C2:C5)/SUM(C2:C5)-C7,0))" table:style-name="ce8">
            <text:p>395.2</text:p>
          </table:table-cell>
          <table:table-cell office:value-type="float" office:value="9602.12859996931" table:formula="msoxl:=IF(D7=0,0,MAX(SUMPRODUCT(D2:D5,D2:D5)/SUM(D2:D5)-D7,0))" table:style-name="ce8">
            <text:p>9602.1</text:p>
          </table:table-cell>
          <table:table-cell office:value-type="float" office:value="596.36083937099954" table:formula="msoxl:=IF(E7=0,0,MAX(SUMPRODUCT(E2:E5,E2:E5)/SUM(E2:E5)-E7,0))" table:style-name="ce8">
            <text:p>59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114.99640003069" table:formula="msoxl:=ABS(MAX(B2:B5)-B7-B8)" table:style-name="ce8">
            <text:p>5115.0</text:p>
          </table:table-cell>
          <table:table-cell office:value-type="float" office:value="206.19652691918623" table:formula="msoxl:=ABS(MAX(C2:C5)-C7-C8)" table:style-name="ce8">
            <text:p>206.2</text:p>
          </table:table-cell>
          <table:table-cell office:value-type="float" office:value="5114.99640003069" table:formula="msoxl:=ABS(MAX(D2:D5)-D7-D8)" table:style-name="ce8">
            <text:p>5115.0</text:p>
          </table:table-cell>
          <table:table-cell office:value-type="float" office:value="128.76416062900034" table:formula="msoxl:=ABS(MAX(E2:E5)-E7-E8)" table:style-name="ce8">
            <text:p>128.8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26389in" svg:width="13.02778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6.69444in" svg:width="13.02778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125in" svg:width="13.02778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4147.4" table:style-name="ce1">
            <text:p>1414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6903.300000000003" table:style-name="ce1">
            <text:p>3690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6" table:style-name="ce1">
            <text:p>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33120.199999999997" table:style-name="ce1">
            <text:p>3312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26389in" svg:width="13.02778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6.69444in" svg:width="13.02778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59" table:style-name="ce1">
            <text:p>6759</text:p>
          </table:table-cell>
          <table:table-cell office:value-type="float" office:value="-1" table:style-name="ce1">
            <text:p>-1</text:p>
          </table:table-cell>
          <table:table-cell office:value-type="float" office:value="3464" table:style-name="ce1">
            <text:p>3464</text:p>
          </table:table-cell>
          <table:table-cell office:value-type="float" office:value="477" table:style-name="ce1">
            <text:p>477</text:p>
          </table:table-cell>
          <table:table-cell office:value-type="float" office:value="-1" table:style-name="ce1">
            <text:p>-1</text:p>
          </table:table-cell>
          <table:table-cell office:value-type="float" office:value="195482" table:style-name="ce1">
            <text:p>1954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94" table:style-name="ce1">
            <text:p>1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46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7" table:style-name="ce1">
            <text:p>967</text:p>
          </table:table-cell>
          <table:table-cell office:value-type="float" office:value="0" table:style-name="ce1">
            <text:p>0</text:p>
          </table:table-cell>
          <table:table-cell office:value-type="float" office:value="4113" table:style-name="ce1">
            <text:p>4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5483" table:style-name="ce1">
            <text:p>-195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9" table:style-name="ce1">
            <text:p>409</text:p>
          </table:table-cell>
          <table:table-cell office:value-type="float" office:value="0" table:style-name="ce1">
            <text:p>0</text:p>
          </table:table-cell>
          <table:table-cell office:value-type="float" office:value="-3907" table:style-name="ce1">
            <text:p>-3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6" table:style-name="ce1">
            <text:p>46</text:p>
          </table:table-cell>
          <table:table-cell table:number-columns-repeated="16346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7" table:style-name="ce1">
            <text:p>9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68" table:style-name="ce1">
            <text:p>-668</text:p>
          </table:table-cell>
          <table:table-cell office:value-type="float" office:value="0" table:style-name="ce1">
            <text:p>0</text:p>
          </table:table-cell>
          <table:table-cell office:value-type="float" office:value="4024" table:style-name="ce1">
            <text:p>4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6H48M27.000S" table:style-name="ce9">
            <text:p>16:48:27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48M27.000S" table:style-name="ce10">
            <text:p>16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6H48M57.000S" table:style-name="ce9">
            <text:p>16:48:57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48M57.000S" table:style-name="ce10">
            <text:p>16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6H49M27.000S" table:style-name="ce9">
            <text:p>16:49:27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49M27.000S" table:style-name="ce10">
            <text:p>16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6H49M57.000S" table:style-name="ce9">
            <text:p>16:49:57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49M57.000S" table:style-name="ce10">
            <text:p>16:49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26389in" svg:width="13.02778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6.1" table:style-name="ce1">
            <text:p>6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92.9" table:style-name="ce1">
            <text:p>92.9</text:p>
          </table:table-cell>
          <table:table-cell office:value-type="float" office:value="6.8" table:style-name="ce1">
            <text:p>6.8</text:p>
          </table:table-cell>
          <table:table-cell table:number-columns-repeated="1637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33.6" table:style-name="ce1">
            <text:p>33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60.8" table:style-name="ce1">
            <text:p>60.8</text:p>
          </table:table-cell>
          <table:table-cell office:value-type="float" office:value="39.200000000000003" table:style-name="ce1">
            <text:p>39.2</text:p>
          </table:table-cell>
          <table:table-cell table:number-columns-repeated="1637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81.2" table:style-name="ce1">
            <text:p>81.2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94.5" table:style-name="ce1">
            <text:p>94.5</text:p>
          </table:table-cell>
          <table:table-cell table:number-columns-repeated="1637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84.3" table:style-name="ce1">
            <text:p>84.3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.6</text:p>
          </table:table-cell>
          <table:table-cell office:value-type="float" office:value="97.5" table:style-name="ce1">
            <text:p>9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3" table:style-name="ce1">
            <text:p>51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40.449999999999996" table:style-name="ce1">
            <text:p>40.45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26389in" svg:width="13.02778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6.3" table:style-name="ce1">
            <text:p>6.3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92.7" table:style-name="ce1">
            <text:p>92.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45.3" table:style-name="ce1">
            <text:p>45.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47.4" table:style-name="ce1">
            <text:p>47.4</text:p>
          </table:table-cell>
          <table:table-cell office:value-type="float" office:value="52.599999999999994" table:style-name="ce1">
            <text:p>52.6</text:p>
          </table:table-cell>
          <table:table-cell table:number-columns-repeated="1637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76.8" table:style-name="ce1">
            <text:p>76.8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0.1" table:style-name="ce1">
            <text:p>90.1</text:p>
          </table:table-cell>
          <table:table-cell table:number-columns-repeated="1637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13" table:style-name="ce1">
            <text:p>13</text:p>
          </table:table-cell>
          <table:table-cell office:value-type="float" office:value="0.1" table:style-name="ce1">
            <text:p>0.1</text:p>
          </table:table-cell>
          <table:table-cell office:value-type="float" office:value="7.1" table:style-name="ce1">
            <text:p>7.1</text:p>
          </table:table-cell>
          <table:table-cell office:value-type="float" office:value="92.9" table:style-name="ce1">
            <text:p>92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074999999999996" table:style-name="ce1">
            <text:p>52.075</text:p>
          </table:table-cell>
          <table:table-cell office:value-type="float" office:value="8.5749999999999993" table:style-name="ce1">
            <text:p>8.575</text:p>
          </table:table-cell>
          <table:table-cell office:value-type="float" office:value="7.5000000000000011E-2" table:style-name="ce1">
            <text:p>0.075</text:p>
          </table:table-cell>
          <table:table-cell office:value-type="float" office:value="39.25" table:style-name="ce1">
            <text:p>39.25</text:p>
          </table:table-cell>
          <table:table-cell office:value-type="float" office:value="60.65" table:style-name="ce1">
            <text:p>60.6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26389in" svg:width="13.02778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5.8" table:style-name="ce1">
            <text:p>5.8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3.6" table:style-name="ce1">
            <text:p>93.6</text:p>
          </table:table-cell>
          <table:table-cell office:value-type="float" office:value="6.3999999999999995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44.7" table:style-name="ce1">
            <text:p>44.7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47.5" table:style-name="ce1">
            <text:p>47.5</text:p>
          </table:table-cell>
          <table:table-cell office:value-type="float" office:value="52.5" table:style-name="ce1">
            <text:p>52.5</text:p>
          </table:table-cell>
          <table:table-cell table:number-columns-repeated="1637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4" table:style-name="ce1">
            <text:p>94.4</text:p>
          </table:table-cell>
          <table:table-cell table:number-columns-repeated="1637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80.2" table:style-name="ce1">
            <text:p>80.2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775000000000006" table:style-name="ce1">
            <text:p>52.77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38.424999999999997" table:style-name="ce1">
            <text:p>38.425</text:p>
          </table:table-cell>
          <table:table-cell office:value-type="float" office:value="61.575000000000003" table:style-name="ce1">
            <text:p>61.5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26389in" svg:width="13.02778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48M27.000S" table:style-name="ce9">
            <text:p>16:48:27</text:p>
          </table:table-cell>
          <table:table-cell office:value-type="float" office:value="5.3" table:style-name="ce1">
            <text:p>5.3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93.7" table:style-name="ce1">
            <text:p>93.7</text:p>
          </table:table-cell>
          <table:table-cell office:value-type="float" office:value="5.8999999999999995" table:style-name="ce1">
            <text:p>5.9</text:p>
          </table:table-cell>
          <table:table-cell table:number-columns-repeated="16378"/>
        </table:table-row>
        <table:table-row table:style-name="ro1">
          <table:table-cell office:value-type="time" office:time-value="PT986632H48M57.000S" table:style-name="ce9">
            <text:p>16:48:57</text:p>
          </table:table-cell>
          <table:table-cell office:value-type="float" office:value="45.4" table:style-name="ce1">
            <text:p>45.4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47.4" table:style-name="ce1">
            <text:p>47.4</text:p>
          </table:table-cell>
          <table:table-cell office:value-type="float" office:value="52.6" table:style-name="ce1">
            <text:p>52.6</text:p>
          </table:table-cell>
          <table:table-cell table:number-columns-repeated="16378"/>
        </table:table-row>
        <table:table-row table:style-name="ro1">
          <table:table-cell office:value-type="time" office:time-value="PT986632H49M27.000S" table:style-name="ce9">
            <text:p>16:49:27</text:p>
          </table:table-cell>
          <table:table-cell office:value-type="float" office:value="81" table:style-name="ce1">
            <text:p>81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6632H49M57.000S" table:style-name="ce9">
            <text:p>16:49:57</text:p>
          </table:table-cell>
          <table:table-cell office:value-type="float" office:value="76.8" table:style-name="ce1">
            <text:p>76.8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11.3" table:style-name="ce1">
            <text:p>11.3</text:p>
          </table:table-cell>
          <table:table-cell office:value-type="float" office:value="88.7" table:style-name="ce1">
            <text:p>88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125" table:style-name="ce1">
            <text:p>52.125</text:p>
          </table:table-cell>
          <table:table-cell office:value-type="float" office:value="8.25" table:style-name="ce1">
            <text:p>8.25</text:p>
          </table:table-cell>
          <table:table-cell office:value-type="float" office:value="0.1" table:style-name="ce1">
            <text:p>0.1</text:p>
          </table:table-cell>
          <table:table-cell office:value-type="float" office:value="39.524999999999999" table:style-name="ce1">
            <text:p>39.525</text:p>
          </table:table-cell>
          <table:table-cell office:value-type="float" office:value="60.375" table:style-name="ce1">
            <text:p>60.3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7-20T04:59:54Z</meta:creation-date>
    <dc:date>2012-07-20T05:00:1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System Summary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%Busy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Read KB/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Read KB/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Write KB/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Write KB/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ransfers per second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transfers per second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JFS Filespace %Used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Memory MB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Total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390_Threads (KB/s)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I/O JMeter_Test_39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39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Packet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Network Packet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File-backed paging (kBy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Swap-space activity (kByt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1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2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3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4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CPU by Processor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Disk total KB/s JMeter_Test_390_Threads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otal KB/s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Block Size JMeter_Test_39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Block Size JMeter_Test_39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%Busy JMeter_Test_3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